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1.765cm" fo:min-width="13.486cm"/>
    </style:style>
    <style:style style:name="gr3" style:family="graphic" style:parent-style-name="standard">
      <style:graphic-properties draw:textarea-horizontal-align="justify" draw:textarea-vertical-align="middle" draw:auto-grow-height="false" fo:min-height="3.775cm" fo:min-width="5.13cm"/>
    </style:style>
    <style:style style:name="gr4" style:family="graphic" style:parent-style-name="standard">
      <style:graphic-properties draw:textarea-horizontal-align="justify" draw:textarea-vertical-align="middle" draw:auto-grow-height="false" fo:min-height="4.625cm" fo:min-width="11.375cm" fo:wrap-option="no-wrap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y Test1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Hier steht etwas Text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2" draw:text-style-name="P2" draw:layer="layout" svg:width="13.986cm" svg:height="12.015cm" svg:x="8.288cm" svg:y="6.1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258cm" svg:height="8.049cm" svg:x="2.754cm" svg:y="4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9"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" draw:text-style-name="P2" draw:layer="layout" svg:width="12.825cm" svg:height="5.265cm" svg:x="9.017cm" svg:y="6.911cm">
          <text:p text:style-name="P2">Ohh yeah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8:16:01.462126664</meta:creation-date>
    <dc:date>2016-04-16T18:33:26.336262141</dc:date>
    <meta:editing-duration>PT17M23S</meta:editing-duration>
    <meta:editing-cycles>4</meta:editing-cycles>
    <meta:generator>LibreOffice/5.1.2.2$Linux_X86_64 LibreOffice_project/10m0$Build-2</meta:generator>
    <meta:document-statistic meta:object-count="46"/>
  </office:meta>
</office:document-meta>
</file>